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ndroid GUI<text:line-break/><text:span text:style-name="T1">(de.wackernagel.android.wave)</text:span></text:p>
          </draw:text-box>
        </draw:frame>
        <draw:custom-shape draw:style-name="gr1" draw:text-style-name="P1" xml:id="id1" draw:id="id1" draw:layer="layout" svg:width="6cm" svg:height="1.8cm" svg:x="1cm" svg:y="10.9cm">
          <text:p text:style-name="P1">OAuthRedir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cm" svg:height="1.8cm" svg:x="7.6cm" svg:y="10.9cm">
          <text:p text:style-name="P1">CallbackOAuth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4" draw:id="id4" draw:layer="layout" svg:width="6cm" svg:height="1.8cm" svg:x="14cm" svg:y="10.9cm">
          <text:p text:style-name="P1">Wave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6cm" svg:height="1.8cm" svg:x="20.4cm" svg:y="10.9cm">
          <text:p text:style-name="P1">Wavelet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6cm" svg:height="1.8cm" svg:x="4.4cm" svg:y="5.8cm">
          <text:p text:style-name="P1">Activ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6cm" svg:height="1.8cm" svg:x="17.099cm" svg:y="5.799cm">
          <text:p text:style-name="P1">ListActivit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cm" svg:y1="10.9cm" svg:x2="7.4cm" svg:y2="7.6cm" draw:start-shape="id1" draw:start-glue-point="4" draw:end-shape="id2" draw:end-glue-point="6" svg:d="m4000 10900v-1649h3400v-1651" svg:viewBox="0 0 3401 3301">
          <text:p/>
        </draw:connector>
        <draw:connector draw:style-name="gr3" draw:text-style-name="P1" draw:layer="layout" svg:x1="10.6cm" svg:y1="10.9cm" svg:x2="7.4cm" svg:y2="7.6cm" draw:start-shape="id3" draw:start-glue-point="4" draw:end-shape="id2" draw:end-glue-point="6" svg:d="m10600 10900v-1649h-3200v-1651" svg:viewBox="0 0 3201 3301">
          <text:p/>
        </draw:connector>
        <draw:connector draw:style-name="gr3" draw:text-style-name="P1" draw:layer="layout" svg:x1="17cm" svg:y1="10.9cm" svg:x2="20.099cm" svg:y2="7.599cm" draw:start-shape="id4" draw:start-glue-point="4" draw:end-shape="id5" draw:end-glue-point="6" svg:d="m17000 10900v-1650h3099v-1651" svg:viewBox="0 0 3100 3302">
          <text:p/>
        </draw:connector>
        <draw:connector draw:style-name="gr3" draw:text-style-name="P1" draw:layer="layout" svg:x1="23.4cm" svg:y1="10.9cm" svg:x2="20.099cm" svg:y2="7.599cm" draw:start-shape="id6" draw:start-glue-point="4" draw:end-shape="id5" draw:end-glue-point="6" svg:d="m23400 10900v-1650h-3301v-1651" svg:viewBox="0 0 3302 3302">
          <text:p/>
        </draw:connector>
        <draw:custom-shape draw:style-name="gr4" draw:text-style-name="P2" xml:id="id7" draw:id="id7" draw:layer="layout" svg:width="4.1cm" svg:height="1.4cm" svg:x="5.1cm" svg:y="14.4cm">
          <text:p text:style-name="P2">start OAuth</text:p>
          <text:p text:style-name="P2">authentif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4.2cm" svg:height="2.4cm" svg:x="11.8cm" svg:y="13.9cm">
          <text:p text:style-name="P2"><text:span text:style-name="T2">if OAuth</text:span></text:p>
          <text:p text:style-name="P2"><text:span text:style-name="T2">Was successfull</text:span></text:p>
          <text:p text:style-name="P2"><text:span text:style-name="T2">then follow</text:span></text:p>
          <text:p text:style-name="P2"><text:span text:style-name="T2">workfl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4cm" svg:y1="12.7cm" svg:x2="5.1cm" svg:y2="15.1cm" draw:start-shape="id1" draw:start-glue-point="6" draw:end-shape="id7" draw:end-glue-point="5" svg:d="m4000 12700v2400h1100" svg:viewBox="0 0 1101 2401">
          <text:p/>
        </draw:connector>
        <draw:connector draw:style-name="gr3" draw:text-style-name="P1" draw:layer="layout" svg:x1="9.2cm" svg:y1="15.1cm" svg:x2="10.6cm" svg:y2="12.7cm" draw:start-shape="id7" draw:start-glue-point="7" draw:end-shape="id3" draw:end-glue-point="6" svg:d="m9200 15100h1400v-2400" svg:viewBox="0 0 1401 2401">
          <text:p/>
        </draw:connector>
        <draw:connector draw:style-name="gr5" draw:text-style-name="P1" draw:layer="layout" svg:x1="10.6cm" svg:y1="12.7cm" svg:x2="11.8cm" svg:y2="15.1cm" draw:start-shape="id3" draw:start-glue-point="6" draw:end-shape="id8" draw:end-glue-point="5" svg:d="m10600 12700v2400h1200" svg:viewBox="0 0 1201 2401">
          <text:p/>
        </draw:connector>
        <draw:connector draw:style-name="gr3" draw:text-style-name="P1" draw:layer="layout" svg:x1="16cm" svg:y1="15.1cm" svg:x2="17cm" svg:y2="12.7cm" draw:start-shape="id8" draw:start-glue-point="7" draw:end-shape="id4" svg:d="m16000 15100h1000v-2400" svg:viewBox="0 0 1001 2401">
          <text:p/>
        </draw:connector>
        <draw:custom-shape draw:style-name="gr4" draw:text-style-name="P2" xml:id="id9" draw:id="id9" draw:layer="layout" svg:width="4.1cm" svg:height="1.4cm" svg:x="18.3cm" svg:y="14.4cm">
          <text:p text:style-name="P2">Show more</text:p>
          <text:p text:style-name="P2">detail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7cm" svg:y1="12.7cm" svg:x2="18.3cm" svg:y2="15.1cm" draw:start-shape="id4" draw:start-glue-point="6" draw:end-shape="id9" draw:end-glue-point="5" svg:d="m17000 12700v2400h1300" svg:viewBox="0 0 1301 2401">
          <text:p/>
        </draw:connector>
        <draw:connector draw:style-name="gr3" draw:text-style-name="P1" draw:layer="layout" svg:x1="22.4cm" svg:y1="15.1cm" svg:x2="23.4cm" svg:y2="12.7cm" draw:start-shape="id9" draw:start-glue-point="7" draw:end-shape="id6" draw:end-glue-point="6" svg:d="m22400 15100h1000v-2400" svg:viewBox="0 0 1001 2401">
          <text:p/>
        </draw:connector>
        <draw:custom-shape draw:style-name="gr6" draw:text-style-name="P3" xml:id="id10" draw:id="id10" draw:layer="layout" svg:width="3.8cm" svg:height="2.2cm" svg:x="0.8cm" svg:y="17cm">
          <text:p text:style-name="P3"><text:span text:style-name="T3">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cm" svg:y1="17cm" svg:x2="4cm" svg:y2="12.7cm" draw:start-shape="id10" draw:start-glue-point="4" draw:end-shape="id1" draw:end-glue-point="6" svg:d="m2700 17000 1300-4300" svg:viewBox="0 0 1301 4301">
          <text:p/>
        </draw:connector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ckernagel </meta:initial-creator>
    <meta:creation-date>2013-09-23T20:08:27</meta:creation-date>
    <dc:date>2013-09-23T20:21:07</dc:date>
    <dc:creator>Wackernagel </dc:creator>
    <meta:editing-duration>P0D</meta:editing-duration>
    <meta:editing-cycles>1</meta:editing-cycles>
    <meta:document-statistic meta:object-count="45"/>
    <meta:generator>LibreOffice/3.5$Linux_x86 LibreOffice_project/350m1$Build-2</meta:generator>
  </office:meta>
</office:document-meta>
</file>